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4568" officeooo:paragraph-rsid="00084568"/>
    </style:style>
    <style:style style:name="P2" style:family="paragraph" style:parent-style-name="Standard" style:list-style-name="L1">
      <style:text-properties officeooo:rsid="00084568" officeooo:paragraph-rsid="00084568"/>
    </style:style>
    <style:style style:name="P3" style:family="paragraph" style:parent-style-name="Standard" style:list-style-name="L1">
      <style:text-properties officeooo:rsid="0009b992" officeooo:paragraph-rsid="0009b992"/>
    </style:style>
    <style:style style:name="P4" style:family="paragraph" style:parent-style-name="Standard">
      <style:text-properties officeooo:rsid="0009b992" officeooo:paragraph-rsid="0009b992"/>
    </style:style>
    <style:style style:name="P5" style:family="paragraph" style:parent-style-name="Standard" style:list-style-name="L2">
      <style:text-properties officeooo:rsid="0009b992" officeooo:paragraph-rsid="0009b992"/>
    </style:style>
    <style:style style:name="P6" style:family="paragraph" style:parent-style-name="Standard" style:list-style-name="L3">
      <style:text-properties officeooo:rsid="0009b992" officeooo:paragraph-rsid="0009b992"/>
    </style:style>
    <style:style style:name="P7" style:family="paragraph" style:parent-style-name="Standard" style:list-style-name="L3">
      <style:text-properties officeooo:rsid="0009cd0d" officeooo:paragraph-rsid="0009cd0d"/>
    </style:style>
    <style:style style:name="P8" style:family="paragraph" style:parent-style-name="Standard">
      <style:text-properties officeooo:rsid="0009cd0d" officeooo:paragraph-rsid="0009cd0d"/>
    </style:style>
    <style:style style:name="P9" style:family="paragraph" style:parent-style-name="Standard" style:list-style-name="L4">
      <style:text-properties officeooo:rsid="000bc37d" officeooo:paragraph-rsid="000bc37d"/>
    </style:style>
    <style:style style:name="P10" style:family="paragraph" style:parent-style-name="Standard">
      <style:text-properties officeooo:rsid="000bc37d" officeooo:paragraph-rsid="000bc37d"/>
    </style:style>
    <style:style style:name="P11" style:family="paragraph" style:parent-style-name="Standard">
      <style:text-properties officeooo:rsid="000c309a" officeooo:paragraph-rsid="000c309a"/>
    </style:style>
    <style:style style:name="P12" style:family="paragraph" style:parent-style-name="Standard" style:list-style-name="L5">
      <style:text-properties officeooo:rsid="000c309a" officeooo:paragraph-rsid="000c309a"/>
    </style:style>
    <style:style style:name="P13" style:family="paragraph" style:parent-style-name="Standard" style:list-style-name="L6">
      <style:text-properties officeooo:rsid="000c309a" officeooo:paragraph-rsid="000c309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en für die Unterrichtsgestaltung:</text:p>
      <text:p text:style-name="P1"/>
      <text:p text:style-name="P10">Landschaft:</text:p>
      <text:list text:style-name="L5">
        <text:list-item>
          <text:p text:style-name="P12">Sitzordnung flexibel gestalten, Partner und Gruppen wechseln</text:p>
        </text:list-item>
        <text:list-item>
          <text:p text:style-name="P12">eigene Position im Raum flexibel gestalten, Nähe zu den Lernenden aufbauen</text:p>
        </text:list-item>
        <text:list-item>
          <text:p text:style-name="P12">bei Gruppen-und Partnerarbeit auf individuelle Lernende zugehen</text:p>
        </text:list-item>
        <text:list-item>
          <text:p text:style-name="P12">Tischformation auch mal während des Unterrichts ändern, um Interaktion zu fördern</text:p>
        </text:list-item>
      </text:list>
      <text:p text:style-name="P11">Kultur:</text:p>
      <text:list text:style-name="L6">
        <text:list-item>
          <text:p text:style-name="P13">Rituale und Regeln einführen und bewusst einsetzen, regelmäßig hinterfragen, Sinnhaftigkeit der Regeln muss allen bewusst sein</text:p>
        </text:list-item>
        <text:list-item>
          <text:p text:style-name="P13">Lernkultur des Landes beachten, Lernende langsam zur „neuen“ Art der Unterrichts, mit viel Interaktion und viel Sprechanteil der Lernenden hinführen</text:p>
        </text:list-item>
      </text:list>
      <text:p text:style-name="P1">Kommunikationszentrum:</text:p>
      <text:list text:style-name="L1">
        <text:list-item>
          <text:p text:style-name="P2">Unterricht auf Deutsch („so-tun-als-ob“)</text:p>
        </text:list-item>
        <text:list-item>
          <text:p text:style-name="P2">Viel Sprechanteil der Lernenden</text:p>
        </text:list-item>
        <text:list-item>
          <text:p text:style-name="P2">dezentes Korrekturverhalten, Kommunikation auf Deutsch fördern</text:p>
        </text:list-item>
        <text:list-item>
          <text:p text:style-name="P2">Lernende zum freien Sprechen auf Deutsch ermutigen</text:p>
        </text:list-item>
        <text:list-item>
          <text:p text:style-name="P2">Fragen, Anmerkungen, Erzählungen offen gegenüber stehen und auf die Lernenden eingehen, auch wenn das vom Unterrichtsthema wegführt</text:p>
        </text:list-item>
        <text:list-item>
          <text:p text:style-name="P2">Lernende moderieren lassen</text:p>
        </text:list-item>
        <text:list-item>
          <text:p text:style-name="P3">Sandwich-Technik einsetzen</text:p>
        </text:list-item>
        <text:list-item>
          <text:p text:style-name="P3">Zeichen zum Wechsel in die Muttersprache nutzen</text:p>
        </text:list-item>
      </text:list>
      <text:p text:style-name="P4">Trainingsplatz:</text:p>
      <text:list text:style-name="L2">
        <text:list-item>
          <text:p text:style-name="P5">viel Üben → Übung macht den Meister</text:p>
        </text:list-item>
        <text:list-item>
          <text:p text:style-name="P5">Lernende ermutigen</text:p>
        </text:list-item>
        <text:list-item>
          <text:p text:style-name="P5">Interessen und Feedback der Lernenden erfragen und berücksichtigen, damit sie motiviert bleiben</text:p>
        </text:list-item>
        <text:list-item>
          <text:p text:style-name="P5">Grammatikalische Strukturen in repetitiven Übungen automatisieren und anschließend mit intelligenten Übungen verknüpfen, sodass die Strukturen in möglichst authentischer Kommunikation angewendet werden </text:p>
        </text:list-item>
      </text:list>
      <text:p text:style-name="P4">Bühne:</text:p>
      <text:list text:style-name="L3">
        <text:list-item>
          <text:p text:style-name="P6">Rollenspiele als Zielaufgaben durchführen; auch mal aufwendigeres (z.B. Modenschau, kleine Theaterstücke mit Requisiten, Kostümen)</text:p>
        </text:list-item>
        <text:list-item>
          <text:p text:style-name="P6">Übungssequenzen planen, die auf die Zielaufgaben vorbereiten</text:p>
        </text:list-item>
        <text:list-item>
          <text:p text:style-name="P7">Lernende machen Partnerinterviews, Umfragen, Präsentationen, Diskussionen,..</text:p>
        </text:list-item>
      </text:list>
      <text:p text:style-name="P8">Textwerkstatt:</text:p>
      <text:list text:style-name="L4">
        <text:list-item>
          <text:p text:style-name="P9">kreative Anwendungen der Sprache im Unterricht: z.B. Gedicht schreiben</text:p>
        </text:list-item>
        <text:list-item>
          <text:p text:style-name="P9">Lernende sollen sich selbst in ihrer Individualität ausdrücken, sich mitteilen → Erfahrungsberichte, Meinungsaustausch, kreative Aufgaben</text:p>
        </text:list-item>
        <text:list-item>
          <text:p text:style-name="P9">Selbstbewertung und gegenseitige Bewertung der Lernenden</text:p>
        </text:list-item>
      </text:list>
      <text:p text:style-name="P10"/>
      <text:p text:style-name="P10"/>
      <text:p text:style-name="P11">Unklar:</text:p>
      <text:p text:style-name="P11">- Wie gestalte ich die Wahl der Unterrichtssprache? Ich wechsele ziemlich häufig in die Muttersprache, wenn ich etwas erkläre und manche Lernende erwarten eine Übersetzung eines Begriffs anstatt einer Erklärung auf Deutsch. Wie kann ich mehr Kommunikation auf Deutsch im Unterricht umsetzen? Ist ein Handzeichen zum Wechsel in die Muttersprache sinnvoll? Was mache ich, wenn ich merke, dass die Lernenden starke Probleme haben, mich zu verstehen (bei niedrigem Sprachlevel und z.B. insbesondere bei Online Unterrich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1T12:49:39.519000000</meta:creation-date>
    <dc:date>2024-02-01T13:21:58.033000000</dc:date>
    <meta:editing-duration>PT32M16S</meta:editing-duration>
    <meta:editing-cycles>5</meta:editing-cycles>
    <meta:generator>LibreOffice/7.5.5.2$Windows_X86_64 LibreOffice_project/ca8fe7424262805f223b9a2334bc7181abbcbf5e</meta:generator>
    <meta:document-statistic meta:table-count="0" meta:image-count="0" meta:object-count="0" meta:page-count="1" meta:paragraph-count="33" meta:word-count="331" meta:character-count="2503" meta:non-whitespace-character-count="2228"/>
  </office:meta>
</office:document-meta>
</file>